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89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304.04pt"/>
    </style:style>
    <style:style style:name="co4" style:family="table-column">
      <style:table-column-properties fo:break-before="auto" style:column-width="173.14pt"/>
    </style:style>
    <style:style style:name="co5" style:family="table-column">
      <style:table-column-properties fo:break-before="auto" style:column-width="186.29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57.74pt" fo:break-before="auto" style:use-optimal-row-height="true"/>
    </style:style>
    <style:style style:name="ro5" style:family="table-row">
      <style:table-row-properties style:row-height="69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fo:color="#ce181e"/>
    </style:style>
    <style:style style:name="T3" style:family="text">
      <style:text-properties fo:color="#ce181e"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Zariadenie</text:p>
          </table:table-cell>
          <table:table-cell table:style-name="ce8" office:value-type="string" calcext:value-type="string">
            <text:p>Platforma</text:p>
          </table:table-cell>
          <table:table-cell table:style-name="ce8" office:value-type="string" calcext:value-type="string">
            <text:p>Názov súboru</text:p>
          </table:table-cell>
          <table:table-cell table:style-name="ce1" office:value-type="string" calcext:value-type="string">
            <text:p>EVE-ng 2.0.3-84 (Vmware)</text:p>
          </table:table-cell>
          <table:table-cell table:style-name="ce1" office:value-type="string" calcext:value-type="string">
            <text:p>GNS3 2.0.3 (Vmware)</text:p>
          </table:table-cell>
          <table:table-cell table:style-name="ce1" table:number-columns-repeated="2"/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number-columns-repeated="2" table:style-name="ce13" office:value-type="string" calcext:value-type="string">
            <text:p>✓</text:p>
          </table:table-cell>
          <table:table-cell table:number-columns-repeated="2"/>
          <table: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idle PC nenajde hodnotu, nenabootuj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14" office:value-type="string" calcext:value-type="string">
            <text:p>✕</text:p>
          </table:table-cell>
          <table:table-cell table:style-name="ce13" office:value-type="string" calcext:value-type="string">
            <text:p>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14" office:value-type="string" calcext:value-type="string">
            <text:p>✕</text:p>
          </table:table-cell>
          <table:table-cell table:style-name="ce13" office:value-type="string" calcext:value-type="string">
            <text:p>✓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14" office:value-type="string" calcext:value-type="string">
            <text:p>✕</text:p>
          </table:table-cell>
          <table:table-cell table:style-name="ce25" office:value-type="string" calcext:value-type="string">
            <text:p>✓ <text:span text:style-name="T2">(idle PC nenajde hodnotu, inak funguje)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14" office:value-type="string" calcext:value-type="string">
            <text:p>✕</text:p>
          </table:table-cell>
          <table:table-cell table:style-name="ce13" office:value-type="string" calcext:value-type="string">
            <text:p>✓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.124-15.T14.image</text:p>
          </table:table-cell>
          <table:table-cell table:style-name="ce13" office:value-type="string" calcext:value-type="string">
            <text:p>✓ (po pridani etherswitch modulu podporuje aj vlany)</text:p>
          </table:table-cell>
          <table:table-cell table:style-name="ce27" office:value-type="string" calcext:value-type="string">
            <text:p>OTESTOVAŤ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number-columns-repeated="2" table:style-name="ce14" office:value-type="string" calcext:value-type="string">
            <text:p>✕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Je na PowerPC architekture (nebezi na dynamips)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number-columns-repeated="2" table:style-name="ce13" office:value-type="string" calcext:value-type="string">
            <text:p>✓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1710-c1700-ipvoicek9-mz.124-4.XC4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c3640-ik9o3s-mz124-13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c3745-adventerprisek.124-25d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ie su rozhran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ipvoice_ivs-mz.124-25d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error: neplatna kopia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7200-c2691-adventerprisek9-mz.124-25c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7200-c2691-entservicesk9-mz.124-13b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nefunguje-c7200-c7200p-advipservicesk9-mz.152-4.S5.bin</text:p>
          </table:table-cell>
          <table:table-cell table:style-name="ce14" office:value-type="string" calcext:value-type="string">
            <text:p>✕</text:p>
          </table:table-cell>
          <table:table-cell table:style-name="ce14" office:value-type="string" calcext:value-type="string">
            <text:p>✕ (nenabootuje)</text:p>
          </table:table-cell>
          <table:table-cell table:style-name="ce15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0" office:value-type="string" calcext:value-type="string">
            <text:p>i86bi-linux-l3-adventerprisek9-15.4.2T.bin</text:p>
          </table:table-cell>
          <table:table-cell table:style-name="ce13" office:value-type="string" calcext:value-type="string">
            <text:p>✓ <text:span text:style-name="T2">(nejdu VLANy)</text:span></text:p>
          </table:table-cell>
          <table:table-cell table:style-name="ce15"/>
          <table:table-cell table:number-columns-repeated="1019"/>
        </table:table-row>
        <table:table-row table:style-name="ro4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6" office:value-type="string" calcext:value-type="string">
            <text:p>i86bi-linux-l3-adventerprisek9-15.4.1T.bin</text:p>
          </table:table-cell>
          <table:table-cell table:style-name="ce13" office:value-type="string" calcext:value-type="string">
            <text:p>✓ <text:span text:style-name="T2">(nejdu VLANy – rovnaký problém ako s predošlým routrom – viď </text:span><text:span text:style-name="T2"><text:a xlink:href="https://gns3.com/qa/why-can-t-create-vlan-in-gns-3" xlink:type="simple">https://gns3.com/qa/why-can-t-create-vlan-in-gns-3</text:a></text:span><text:span text:style-name="T2">)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4" office:value-type="string" calcext:value-type="string">
            <text:p>✕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isco Switch</text:p>
          </table:table-cell>
          <table:table-cell office:value-type="string" calcext:value-type="string">
            <text:p>Cisco IOS 15.1</text:p>
          </table:table-cell>
          <table:table-cell table:style-name="ce10" office:value-type="string" calcext:value-type="string">
            <text:p>L2-ADVENTERPRISE-M-15.1-20140814.bin</text:p>
          </table:table-cell>
          <table:table-cell table:style-name="ce13" office:value-type="string" calcext:value-type="string">
            <text:p>✓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3" office:value-type="string" calcext:value-type="string">
            <text:p>✓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3" office:value-type="string" calcext:value-type="string">
            <text:p>✓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3" office:value-type="string" calcext:value-type="string">
            <text:p>✓ <text:span text:style-name="T2">(vysoka odozva klavesnice, nestabilny)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3" office:value-type="string" calcext:value-type="string">
            <text:p>✓ <text:span text:style-name="T2">(nepodporuje MPLS)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3" office:value-type="string" calcext:value-type="string">
            <text:p>✓ <text:span text:style-name="T2">(pravdepodobne nepodporuje MPLS)</text:span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3" office:value-type="string" calcext:value-type="string">
            <text:p>✓ (treba pre istotu spravit viac pouzivatelskych uctov, inak sa nemusime prihlasit ako root po nastaveni commit hesla [login failed], a zostaneme vymknuty)</text:p>
            <text:p><text:span text:style-name="T2">(nepodporuje dynamicky routing)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4" office:value-type="string" calcext:value-type="string">
            <text:p>✕ (nie je vidiet rozhrania - pri opakovanych spusteniach, rebootoch)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3" office:value-type="string" calcext:value-type="string">
            <text:p>✓ (treba pre istotu spravit viac pouzivatelskych uctov, inak sa nemusime prihlasit ako root po nastaveni commit hesla [login failed], a zostaneme vymknuty)</text:p>
            <text:p><text:span text:style-name="T3">(nepodporuje dynamicky routing)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4" office:value-type="string" calcext:value-type="string">
            <text:p>✕ (nie je vidiet rozhrania - pri opakovanych spusteniach, rebootoch)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PCS 0.21?</text:p>
          </table:table-cell>
          <table:table-cell table:style-name="ce10" office:value-type="string" calcext:value-type="string">
            <text:p>VPCS</text:p>
          </table:table-cell>
          <table:table-cell table:style-name="ce13" office:value-type="string" calcext:value-type="string">
            <text:p>✓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3" office:value-type="string" calcext:value-type="string">
            <text:p>✓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3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11" table:number-columns-repeated="2"/>
          <table:table-cell table:style-name="ce26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13:22:34.011666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19T13:24:23.777963854</dc:date>
    <meta:editing-duration>PT4H23M4S</meta:editing-duration>
    <meta:editing-cycles>38</meta:editing-cycles>
    <meta:generator>LibreOffice/5.4.3.2$Linux_X86_64 LibreOffice_project/40m0$Build-2</meta:generator>
    <meta:document-statistic meta:table-count="1" meta:cell-count="182" meta:object-count="0"/>
  </office:meta>
</office:document-meta>
</file>